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color="#4472C4" fo:font-size="16pt" style:font-size-asian="16pt" style:font-size-complex="16pt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" style:parent-style-name="Normal" style:family="paragraph">
      <style:paragraph-properties style:text-autospace="none" fo:margin-bottom="0in" fo:line-height="100%"/>
    </style:style>
    <style:style style:name="T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" style:parent-style-name="Normal" style:family="paragraph">
      <style:text-properties style:font-name-complex="Calibri"/>
    </style:style>
    <style:style style:name="P14" style:parent-style-name="Normal" style:family="paragraph">
      <style:text-properties style:font-name-complex="Calibri"/>
    </style:style>
    <style:style style:name="P15" style:parent-style-name="Normal" style:family="paragraph">
      <style:text-properties style:font-name-complex="Calibri"/>
    </style:style>
    <style:style style:name="P16" style:parent-style-name="Normal" style:family="paragraph"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  <style:style style:name="P19" style:parent-style-name="Normal" style:family="paragraph">
      <style:text-properties style:font-name-complex="Calibri"/>
    </style:style>
    <style:style style:name="P20" style:parent-style-name="Normal" style:family="paragraph">
      <style:text-properties style:font-name-complex="Calibri"/>
    </style:style>
    <style:style style:name="P21" style:parent-style-name="Normal" style:family="paragraph">
      <style:text-properties style:font-name-complex="Calibri"/>
    </style:style>
    <style:style style:name="P22" style:parent-style-name="Normal" style:family="paragraph">
      <style:text-properties style:font-name-complex="Calibri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" style:parent-style-name="DefaultParagraphFont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text-properties style:font-name="Calibri" style:font-name-complex="Times New Roman"/>
    </style:style>
    <style:style style:name="P44" style:parent-style-name="Normal" style:family="paragraph">
      <style:text-properties style:font-name="Calibri" style:font-name-complex="Times New Roman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" style:parent-style-name="Normal" style:family="paragraph">
      <style:text-properties style:font-name="Calibri" style:font-name-complex="Times New Roman"/>
    </style:style>
    <style:style style:name="P47" style:parent-style-name="Normal" style:family="paragraph">
      <style:text-properties style:font-name="Calibri" style:font-name-complex="Times New Roman"/>
    </style:style>
    <style:style style:name="T48" style:parent-style-name="DefaultParagraphFont" style:family="text">
      <style:text-properties style:font-name="Calibri" style:font-name-complex="Times New Roman"/>
    </style:style>
    <style:style style:name="P49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1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2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3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55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9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6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61" style:parent-style-name="Normal" style:family="paragraph">
      <style:text-properties style:font-name="Consolas" style:font-name-complex="Consolas" fo:font-weight="bold" style:font-weight-asian="bold" fo:color="#000000" fo:font-size="12pt" style:font-size-asian="12pt" style:font-size-complex="12pt"/>
    </style:style>
    <style:style style:name="P62" style:parent-style-name="Normal" style:family="paragraph">
      <style:text-properties style:font-name="Consolas" style:font-name-complex="Consolas" fo:color="#000000"/>
    </style:style>
    <style:style style:name="P63" style:parent-style-name="Normal" style:family="paragraph">
      <style:text-properties style:font-name-complex="Calibri"/>
    </style:style>
    <style:style style:name="P64" style:parent-style-name="Normal" style:family="paragraph">
      <style:text-properties style:font-name-complex="Calibri"/>
    </style:style>
    <style:style style:name="P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0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" style:parent-style-name="DefaultParagraphFon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</office:automatic-styles>
  <office:body>
    <office:text text:use-soft-page-breaks="true">
      <text:p text:style-name="P1">Rel 07 - BCA - inibire l'inserimento del recupero franchigia in carico all'agenzia quando è già presente un record sulla medesima posizione</text:p>
      <text:p text:style-name="Normal"/>
      <text:p text:style-name="P2"><text:span text:style-name="T3">SELECT</text:span><text:span text:style-name="T4"><text:s/></text:span><text:span text:style-name="T5">*</text:span></text:p>
      <text:p text:style-name="P6"><text:span text:style-name="T7">FROM</text:span><text:span text:style-name="T8"><text:s/>RECUPERO_FRANCHIGIE RF</text:span></text:p>
      <text:p text:style-name="Normal"><text:span text:style-name="T9">WHERE</text:span><text:span text:style-name="T10"><text:s/>prog_pratica</text:span><text:span text:style-name="T11">=</text:span><text:span text:style-name="T12">4434529</text:span></text:p>
      <text:p text:style-name="P13">Viene popolata con il flusso CARD_CIDIFR_R successivamente all’inserimento della Riserva Attiva <text:s/>viene ricalcolato lo stato Recupero Franchigia.</text:p>
      <text:p text:style-name="P14">RecuperoFranchigieCore(RicalcolaStatoRecuperoFranchigia).</text:p>
      <text:p text:style-name="P15">Viene recuperata l’ultima riserva sulla posizione con tipo riseerva = A e viene recuperato l’ultimo stato dalla tabella Recupero Franchigie per posizione e pratica.</text:p>
      <text:p text:style-name="P16">Se lo stato non rientra in (2,4,5) <text:s/>verifica se c è stato un recupero franchigia altrimenti si prende l’importo totale <text:s/>della riserva attiva.</text:p>
      <text:p text:style-name="P17">Se la riserva è per franchigia e non esiste gia un record di recupero_franchigia ne crea uno come in carico all’agenzia.</text:p>
      <text:p text:style-name="P18"/>
      <text:p text:style-name="P19">Successivamente (SetStatoRecuperoFranchigia) si prende l’ultimo stato dalla tabella ReCUPERO FRANCHIGIE <text:s/>e se cambia <text:s/>setta il nuovo valore.</text:p>
      <text:p text:style-name="P20">Inserire una variabile che identifica se il metodo viene richiamato dalla BCA e inibire l’inserimento dei doppi.</text:p>
      <text:p text:style-name="P21">Recupero franchigie core riga 104</text:p>
      <text:p text:style-name="P22"/>
      <text:p text:style-name="P23"><text:span text:style-name="T24"><text:s text:c="2"/></text:span><text:span text:style-name="T25">//INSERIRE IL CONTROLLO SULL'UTENTE PER INIBIRE L'INSERIMENTO DI DUPLICATI.</text:span></text:p>
      <text:p text:style-name="P26"><text:span text:style-name="T27"><text:s text:c="20"/></text:span><text:span text:style-name="T28">if</text:span><text:span text:style-name="T29"><text:s/>(dto.utente_id.Equals(</text:span><text:span text:style-name="T30">"BatchCardAbbin"</text:span><text:span text:style-name="T31">))</text:span></text:p>
      <text:p text:style-name="P32"><text:span text:style-name="T33"><text:s text:c="20"/></text:span><text:span text:style-name="T34">{</text:span></text:p>
      <text:p text:style-name="P35"><text:s text:c="24"/>esiste_stato_recupero = EsisteRecuperoFranchigia(dto.prog_pratica, dto.prog_posizione);</text:p>
      <text:p text:style-name="P36"><text:s text:c="20"/>}</text:p>
      <text:p text:style-name="P37"/>
      <text:p text:style-name="Normal"><text:span text:style-name="T38">if</text:span><text:span text:style-name="T39"><text:s/>(!esiste_stato_recupero) { }</text:span></text:p>
      <text:p text:style-name="P40"/>
      <text:p text:style-name="P41"/>
      <text:p text:style-name="P42">StornoRecuperi_IO.asp</text:p>
      <text:p text:style-name="P43">Recuperi_IO.asp</text:p>
      <text:p text:style-name="P44"/>
      <text:p text:style-name="Normal"><text:span text:style-name="T45">InserisciRiservaAttiva</text:span></text:p>
      <text:p text:style-name="P46">ChiusuraDenuncia.aspx.cs</text:p>
      <text:p text:style-name="P47">Dettaglio RiservaDelegaAltrui.aspx.cs</text:p>
      <text:soft-page-break/>
      <text:p text:style-name="Normal"><text:span text:style-name="T48">RiservaAttiva.ascx.cs</text:span></text:p>
      <text:p text:style-name="P49"/>
      <text:p text:style-name="P50"/>
      <text:p text:style-name="P51"/>
      <text:p text:style-name="P52"/>
      <text:p text:style-name="P53"/>
      <text:p text:style-name="Normal"><text:span text:style-name="T54">CAI 2 - Consentire l'invio del primo flusso "Cai 2 ex art. 17" anche nel caso in cui Vittoria abbia già inviato il flusso di responsabilità in ANIA</text:span></text:p>
      <text:p text:style-name="P55"/>
      <text:p text:style-name="P56">CAI 2 SINISTRO RESPONSABILITA CARD RICHIESTA CAI2 VISIBILITA DEL BOTTONE C3 TIPOLOGIA <text:s/>ANCHE SE ABBIAMO GIA MANDATO IN ANIA C3 SI PUO MANDARE SIA NEL CASO IN CUI SIA STATO MANDATO IL FLUSSO IN ANIA DI VITTORIA</text:p>
      <text:p text:style-name="P57">QUINTUPLAATTIVA.ASCX</text:p>
      <text:p text:style-name="P58">CODSITUAZIONERESP40</text:p>
      <text:p text:style-name="P59"/>
      <text:p text:style-name="P60"/>
      <text:p text:style-name="P61">126 Arbitrato interno: modifica menu richiesta di cambio stato, con indicazione del Cognome Nome Contraente e Controparte</text:p>
      <text:p text:style-name="P62">QuintuplaAttiva.ascX cambiare solamente il testo non il valore</text:p>
      <text:p text:style-name="P63"/>
      <text:p text:style-name="P64">137</text:p>
      <text:p text:style-name="P65"/>
      <text:p text:style-name="P66"><text:span text:style-name="T67">select</text:span><text:span text:style-name="T68"><text:s/>prog_pratica<text:s/></text:span><text:span text:style-name="T69">,</text:span><text:span text:style-name="T70">SUBSTRING</text:span><text:span text:style-name="T71">(</text:span><text:span text:style-name="T72">tracciato_input</text:span><text:span text:style-name="T73">,</text:span><text:span text:style-name="T74">46</text:span><text:span text:style-name="T75">,</text:span><text:span text:style-name="T76">4</text:span><text:span text:style-name="T77">)</text:span><text:span text:style-name="T78"><text:s/></text:span><text:span text:style-name="T79">as</text:span><text:span text:style-name="T80"><text:s/>cod_impresagg</text:span><text:span text:style-name="T81">,</text:span><text:span text:style-name="T82"><text:s/>cod_impresa_gest<text:s/></text:span><text:span text:style-name="T83">from</text:span><text:span text:style-name="T84"><text:s/>CARD_CIDVLE_CIDCLE_R<text:s/></text:span><text:span text:style-name="T85">where</text:span><text:span text:style-name="T86"><text:s/></text:span><text:span text:style-name="T87">SUBSTRING</text:span><text:span text:style-name="T88">(</text:span><text:span text:style-name="T89">tracciato_input</text:span><text:span text:style-name="T90">,</text:span><text:span text:style-name="T91">46</text:span><text:span text:style-name="T92">,</text:span><text:span text:style-name="T93">4</text:span><text:span text:style-name="T94">)!=</text:span><text:span text:style-name="T95">cod_impresa_gest<text:s/></text:span><text:span text:style-name="T96">order</text:span><text:span text:style-name="T97"><text:s/></text:span><text:span text:style-name="T98">by</text:span><text:span text:style-name="T99"><text:s/>1<text:s/></text:span><text:span text:style-name="T100">desc</text:span></text:p>
      <text:p text:style-name="P101"/>
      <text:p text:style-name="P102"><text:span text:style-name="T103">select</text:span><text:span text:style-name="T104"><text:s/>tipo_danno</text:span><text:span text:style-name="T105">,</text:span><text:span text:style-name="T106">cod_impresa_gest</text:span><text:span text:style-name="T107">,</text:span><text:span text:style-name="T108">cod_impresa_deb</text:span><text:span text:style-name="T109">,</text:span><text:span text:style-name="T110">identificativo_veicolo_gest</text:span><text:span text:style-name="T111">,</text:span></text:p>
      <text:p text:style-name="P112"><text:span text:style-name="T113"><text:s text:c="7"/>identificativo_veicolo_deb</text:span><text:span text:style-name="T114">,</text:span><text:span text:style-name="T115">data_accadimento_sinistro</text:span><text:span text:style-name="T116">,</text:span><text:span text:style-name="T117">identificativo_partita_danno_danneg_gest</text:span><text:span text:style-name="T118">,</text:span></text:p>
      <text:p text:style-name="Normal"><text:span text:style-name="T119"><text:s text:c="7"/></text:span><text:span text:style-name="T120">*</text:span><text:span text:style-name="T121"><text:s/></text:span><text:span text:style-name="T122">from</text:span><text:span text:style-name="T123"><text:s/>CARD_CIDVLE_CIDCLE_R<text:s/></text:span><text:span text:style-name="T124">where</text:span><text:span text:style-name="T125"><text:s/>prog_pratica<text:s/></text:span><text:span text:style-name="T126">=</text:span><text:span text:style-name="T127"><text:s/>483331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o Caricola</meta:initial-creator>
    <dc:creator>Leonardo Caricola</dc:creator>
    <meta:creation-date>2019-05-24T12:31:00Z</meta:creation-date>
    <dc:date>2019-05-28T14:07:00Z</dc:date>
    <meta:template xlink:href="Normal" xlink:type="simple"/>
    <meta:editing-cycles>3</meta:editing-cycles>
    <meta:editing-duration>PT348120S</meta:editing-duration>
    <meta:document-statistic meta:page-count="2" meta:paragraph-count="5" meta:word-count="393" meta:character-count="2632" meta:row-count="18" meta:non-whitespace-character-count="2244"/>
  </office:meta>
</office:document-meta>
</file>